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2" svg:font-family="'Bitstream Charter'" style:font-family-generic="roman" style:font-pitch="variable"/>
    <style:font-face style:name="Bitstream Charter" svg:font-family="'Bitstream Charter'" style:font-adornments="Negrita" style:font-family-generic="roman" style:font-pitch="variable"/>
    <style:font-face style:name="Bitstream Charter1" svg:font-family="'Bitstream Charter'"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1.251cm" fo:margin-right="0.199cm" fo:margin-top="0cm" fo:margin-bottom="0.101cm" fo:line-height="100%" fo:text-align="justify" style:justify-single-word="false" fo:text-indent="0cm" style:auto-text-indent="false" style:shadow="none"/>
      <style:text-properties style:use-window-font-color="true" style:font-name="Bitstream Charter2" fo:font-size="10pt" style:font-size-asian="10pt" style:font-size-complex="10pt"/>
    </style:style>
    <style:style style:name="P2" style:family="paragraph" style:parent-style-name="Standard">
      <style:paragraph-properties fo:margin-left="1.251cm" fo:margin-right="0.199cm" fo:margin-top="0cm" fo:margin-bottom="0.101cm" fo:line-height="100%" fo:text-align="justify" style:justify-single-word="false" fo:text-indent="0cm" style:auto-text-indent="false" style:shadow="none"/>
      <style:text-properties style:use-window-font-color="true" style:font-name="Bitstream Charter2" fo:font-size="10pt" fo:font-weight="bold" style:font-size-asian="10pt" style:font-weight-asian="bold" style:font-size-complex="10pt" style:font-weight-complex="bold"/>
    </style:style>
    <style:style style:name="P3" style:family="paragraph" style:parent-style-name="Standard">
      <style:paragraph-properties fo:margin-left="1.251cm" fo:margin-right="0.199cm" fo:margin-top="0cm" fo:margin-bottom="0.101cm" fo:line-height="100%" fo:text-align="justify" style:justify-single-word="false" fo:text-indent="0cm" style:auto-text-indent="false" style:shadow="none"/>
      <style:text-properties style:use-window-font-color="true" style:font-name="Bitstream Charter2" fo:font-size="6pt" style:font-size-asian="5.25pt" style:font-size-complex="6pt"/>
    </style:style>
    <style:style style:name="P4" style:family="paragraph" style:parent-style-name="Standard">
      <style:paragraph-properties fo:margin-top="0cm" fo:margin-bottom="0.101cm" fo:line-height="100%" fo:text-align="justify" style:justify-single-word="false" style:shadow="none"/>
      <style:text-properties style:use-window-font-color="true" style:font-name="Bitstream Charter2" fo:font-size="10.5pt" style:font-size-asian="10.5pt" style:font-size-complex="10.5pt"/>
    </style:style>
    <style:style style:name="P5" style:family="paragraph" style:parent-style-name="Standard">
      <style:paragraph-properties fo:margin-top="0cm" fo:margin-bottom="0.101cm" fo:line-height="100%" fo:text-align="center" style:justify-single-word="false" fo:background-color="#0066cc" style:shadow="none">
        <style:background-image/>
      </style:paragraph-properties>
      <style:text-properties fo:color="#ffffff" style:font-name="Bitstream Charter2" fo:font-size="11pt" fo:font-weight="bold" style:font-size-asian="11pt" style:font-weight-asian="bold" style:font-size-complex="11pt" style:font-weight-complex="bold"/>
    </style:style>
    <style:style style:name="P6" style:family="paragraph" style:parent-style-name="Standard">
      <style:paragraph-properties fo:margin-left="0.199cm" fo:margin-right="0.199cm" fo:margin-top="0cm" fo:margin-bottom="0.101cm" fo:line-height="100%" fo:text-align="justify" style:justify-single-word="false" fo:text-indent="0cm" style:auto-text-indent="false" style:shadow="none"/>
      <style:text-properties style:use-window-font-color="true" style:font-name="Bitstream Charter2" fo:font-size="10pt" style:font-size-asian="10pt" style:font-size-complex="10pt"/>
    </style:style>
    <style:style style:name="P7" style:family="paragraph" style:parent-style-name="Standard">
      <style:paragraph-properties fo:margin-left="2.501cm" fo:margin-right="0.199cm" fo:margin-top="0cm" fo:margin-bottom="0.101cm" fo:line-height="100%" fo:text-align="justify" style:justify-single-word="false" fo:text-indent="0cm" style:auto-text-indent="false" style:shadow="none"/>
      <style:text-properties style:use-window-font-color="true" style:font-name="Bitstream Charter2" fo:font-size="10pt" style:font-size-asian="10pt" style:font-size-complex="10pt"/>
    </style:style>
    <style:style style:name="P8" style:family="paragraph" style:parent-style-name="Contents_20_Heading">
      <style:text-properties style:font-name="Bitstream Charter2" fo:font-size="10pt" style:font-size-asian="10pt" style:font-size-complex="10pt"/>
    </style:style>
    <style:style style:name="P9" style:family="paragraph" style:parent-style-name="Contents_20_1">
      <style:paragraph-properties>
        <style:tab-stops>
          <style:tab-stop style:position="17.403cm" style:type="right" style:leader-style="dotted" style:leader-text="."/>
        </style:tab-stops>
      </style:paragraph-properties>
    </style:style>
    <style:style style:name="P10" style:family="paragraph" style:parent-style-name="Contents_20_2">
      <style:paragraph-properties>
        <style:tab-stops>
          <style:tab-stop style:position="16.903cm" style:type="right" style:leader-style="dotted" style:leader-text="."/>
        </style:tab-stops>
      </style:paragraph-properties>
    </style:style>
    <style:style style:name="P11" style:family="paragraph" style:parent-style-name="Standard" style:list-style-name="L1">
      <style:paragraph-properties fo:margin-top="0cm" fo:margin-bottom="0.101cm" fo:line-height="100%" fo:text-align="justify" style:justify-single-word="false" style:shadow="none"/>
      <style:text-properties style:use-window-font-color="true" style:font-name="Bitstream Charter2" fo:font-size="10pt" style:font-size-asian="10pt" style:font-size-complex="10pt"/>
    </style:style>
    <style:style style:name="P12" style:family="paragraph" style:parent-style-name="Standard" style:list-style-name="L10">
      <style:paragraph-properties fo:margin-top="0cm" fo:margin-bottom="0.101cm" fo:line-height="100%" fo:text-align="justify" style:justify-single-word="false" style:shadow="none"/>
      <style:text-properties style:use-window-font-color="true" style:font-name="Bitstream Charter2" fo:font-size="10pt" style:font-size-asian="10pt" style:font-size-complex="10pt"/>
    </style:style>
    <style:style style:name="P13" style:family="paragraph" style:parent-style-name="Standard" style:list-style-name="L11">
      <style:paragraph-properties fo:margin-top="0cm" fo:margin-bottom="0.101cm" fo:line-height="100%" fo:text-align="justify" style:justify-single-word="false" style:shadow="none"/>
      <style:text-properties style:use-window-font-color="true" style:font-name="Bitstream Charter2" fo:font-size="10pt" style:font-size-asian="10pt" style:font-size-complex="10pt"/>
    </style:style>
    <style:style style:name="P14" style:family="paragraph" style:parent-style-name="Standard" style:list-style-name="L14">
      <style:paragraph-properties fo:margin-top="0cm" fo:margin-bottom="0.101cm" fo:line-height="100%" fo:text-align="justify" style:justify-single-word="false" style:shadow="none"/>
      <style:text-properties style:use-window-font-color="true" style:font-name="Bitstream Charter2" fo:font-size="10pt" style:font-size-asian="10pt" style:font-size-complex="10pt"/>
    </style:style>
    <style:style style:name="P15" style:family="paragraph" style:parent-style-name="Standard" style:list-style-name="L15">
      <style:paragraph-properties fo:margin-top="0cm" fo:margin-bottom="0.101cm" fo:line-height="100%" fo:text-align="justify" style:justify-single-word="false" style:shadow="none"/>
      <style:text-properties style:use-window-font-color="true" style:font-name="Bitstream Charter2" fo:font-size="10pt" style:font-size-asian="10pt" style:font-size-complex="10pt"/>
    </style:style>
    <style:style style:name="P16" style:family="paragraph" style:parent-style-name="Standard" style:list-style-name="L2">
      <style:paragraph-properties fo:margin-left="2.501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17" style:family="paragraph" style:parent-style-name="Standard" style:list-style-name="L3">
      <style:paragraph-properties fo:margin-left="2.501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18" style:family="paragraph" style:parent-style-name="Standard" style:list-style-name="L4">
      <style:paragraph-properties fo:margin-left="2.501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19" style:family="paragraph" style:parent-style-name="Standard" style:list-style-name="L5">
      <style:paragraph-properties fo:margin-left="2.501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20" style:family="paragraph" style:parent-style-name="Standard" style:list-style-name="L6">
      <style:paragraph-properties fo:margin-left="2.501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21" style:family="paragraph" style:parent-style-name="Standard" style:list-style-name="L7">
      <style:paragraph-properties fo:margin-left="2.501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22" style:family="paragraph" style:parent-style-name="Standard" style:list-style-name="L8">
      <style:paragraph-properties fo:margin-left="2.501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23" style:family="paragraph" style:parent-style-name="Standard" style:list-style-name="L9">
      <style:paragraph-properties fo:margin-left="2.501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24" style:family="paragraph" style:parent-style-name="Standard" style:list-style-name="L12">
      <style:paragraph-properties fo:margin-left="3.752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25" style:family="paragraph" style:parent-style-name="Standard" style:list-style-name="L13">
      <style:paragraph-properties fo:margin-left="3.752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26" style:family="paragraph" style:parent-style-name="Standard" style:list-style-name="L16">
      <style:paragraph-properties fo:margin-left="3.752cm" fo:margin-right="0cm" fo:margin-top="0cm" fo:margin-bottom="0.101cm" fo:line-height="100%" fo:text-align="justify" style:justify-single-word="false" fo:text-indent="-0.635cm" style:auto-text-indent="false" style:shadow="none"/>
      <style:text-properties style:use-window-font-color="true" style:font-name="Bitstream Charter2" fo:font-size="10pt" style:font-size-asian="10pt" style:font-size-complex="10pt"/>
    </style:style>
    <style:style style:name="P27" style:family="paragraph" style:parent-style-name="Heading_20_2">
      <style:text-properties fo:font-weight="bold" style:font-weight-asian="bold" style:font-weight-complex="bold"/>
    </style:style>
    <style:style style:name="P28" style:family="paragraph">
      <style:paragraph-properties fo:text-align="center"/>
    </style:style>
    <style:style style:name="T1" style:family="text">
      <style:text-properties fo:color="#c0c0c0" style:font-name="Bitstream Charter2" fo:font-size="9pt" style:font-size-asian="9pt" style:font-size-complex="9pt"/>
    </style:style>
    <style:style style:name="T2" style:family="text">
      <style:text-properties fo:background-color="#e6e6e6"/>
    </style:style>
    <style:style style:name="T3" style:family="text">
      <style:text-properties fo:font-weight="bold" style:font-weight-asian="bold" style:font-weight-complex="bold"/>
    </style:style>
    <style:style style:name="T4" style:family="text">
      <style:text-properties style:font-name="Bitstream Charter2"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a">
        <style:list-level-properties text:list-level-position-and-space-mode="label-alignment">
          <style:list-level-label-alignment text:label-followed-by="listtab" text:list-tab-stop-position="1.603cm" fo:text-indent="-0.635cm" fo:margin-left="1.60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38cm" fo:text-indent="-0.635cm" fo:margin-left="2.23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73cm" fo:text-indent="-0.635cm" fo:margin-left="2.87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08cm" fo:text-indent="-0.635cm" fo:margin-left="3.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43cm" fo:text-indent="-0.635cm" fo:margin-left="4.14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78cm" fo:text-indent="-0.635cm" fo:margin-left="4.7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13cm" fo:text-indent="-0.635cm" fo:margin-left="5.41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48cm" fo:text-indent="-0.635cm" fo:margin-left="6.0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83cm" fo:text-indent="-0.635cm" fo:margin-left="6.68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18cm" fo:text-indent="-0.635cm" fo:margin-left="7.31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svg:stroke-color="#c0c0c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Guión General para el desarrollo del Proyecto de Desarrollo de Aplicaciones Multiplataforma</text:p>
      <text:p text:style-name="P5"/>
      <text:p text:style-name="P4"/>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Índice</text:p>
          </text:index-title>
          <text:p text:style-name="P9"><text:a xlink:type="simple" xlink:href="#__RefHeading__2560_1899015507" text:style-name="Index_20_Link" text:visited-style-name="Index_20_Link"><text:span text:style-name="T4">INTRODUCCIÓN<text:tab/>1</text:span></text:a></text:p>
          <text:p text:style-name="P9"><text:a xlink:type="simple" xlink:href="#__RefHeading__2562_1899015507" text:style-name="Index_20_Link" text:visited-style-name="Index_20_Link"><text:span text:style-name="T4">DOCUMENTACIÓN A ENTREGAR<text:tab/>1</text:span></text:a></text:p>
          <text:p text:style-name="P10"><text:a xlink:type="simple" xlink:href="#__RefHeading__2564_1899015507" text:style-name="Index_20_Link" text:visited-style-name="Index_20_Link"><text:span text:style-name="T4">1.- Introducción.<text:tab/>1</text:span></text:a></text:p>
          <text:p text:style-name="P10"><text:a xlink:type="simple" xlink:href="#__RefHeading__2566_1899015507" text:style-name="Index_20_Link" text:visited-style-name="Index_20_Link"><text:span text:style-name="T4">2.- Análisis del entorno.<text:tab/>1</text:span></text:a></text:p>
          <text:p text:style-name="P10"><text:a xlink:type="simple" xlink:href="#__RefHeading__2568_1899015507" text:style-name="Index_20_Link" text:visited-style-name="Index_20_Link"><text:span text:style-name="T4">3.- Análisis del sistema actual. <text:tab/>2</text:span></text:a></text:p>
          <text:p text:style-name="P10"><text:a xlink:type="simple" xlink:href="#__RefHeading__2570_1899015507" text:style-name="Index_20_Link" text:visited-style-name="Index_20_Link"><text:span text:style-name="T4">4.- Solución propuesta. <text:tab/>2</text:span></text:a></text:p>
          <text:p text:style-name="P10"><text:a xlink:type="simple" xlink:href="#__RefHeading__2572_1899015507" text:style-name="Index_20_Link" text:visited-style-name="Index_20_Link"><text:span text:style-name="T4">5.- Planificación temporal del desarrollo del proyecto.<text:tab/>2</text:span></text:a></text:p>
          <text:p text:style-name="P10"><text:a xlink:type="simple" xlink:href="#__RefHeading__2574_1899015507" text:style-name="Index_20_Link" text:visited-style-name="Index_20_Link"><text:span text:style-name="T4">6.- Estudio de la viabilidad del proyecto.<text:tab/>2</text:span></text:a></text:p>
          <text:p text:style-name="P10"><text:a xlink:type="simple" xlink:href="#__RefHeading__2576_1899015507" text:style-name="Index_20_Link" text:visited-style-name="Index_20_Link"><text:span text:style-name="T4">7.- Documentación del diseño e implementación de la solución adoptada. <text:tab/>2</text:span></text:a></text:p>
          <text:p text:style-name="P10"><text:a xlink:type="simple" xlink:href="#__RefHeading__2578_1899015507" text:style-name="Index_20_Link" text:visited-style-name="Index_20_Link"><text:span text:style-name="T4">8.- Código fuente, documentado.<text:tab/>2</text:span></text:a></text:p>
          <text:p text:style-name="P10"><text:a xlink:type="simple" xlink:href="#__RefHeading__2580_1899015507" text:style-name="Index_20_Link" text:visited-style-name="Index_20_Link"><text:span text:style-name="T4">9.- Manual de configuración y funcionamiento de la aplicación.<text:tab/>2</text:span></text:a></text:p>
          <text:p text:style-name="P10"><text:a xlink:type="simple" xlink:href="#__RefHeading__2582_1899015507" text:style-name="Index_20_Link" text:visited-style-name="Index_20_Link"><text:span text:style-name="T4">10. Manual de usuario.<text:tab/>3</text:span></text:a></text:p>
          <text:p text:style-name="P10"><text:a xlink:type="simple" xlink:href="#__RefHeading__2584_1899015507" text:style-name="Index_20_Link" text:visited-style-name="Index_20_Link"><text:span text:style-name="T4">11.- Plan de Formación a los Usuarios de la Aplicación.<text:tab/>3</text:span></text:a></text:p>
          <text:p text:style-name="P10"><text:a xlink:type="simple" xlink:href="#__RefHeading__2586_1899015507" text:style-name="Index_20_Link" text:visited-style-name="Index_20_Link"><text:span text:style-name="T4">12.- <text:s/>Bibliografía y fuentes de información.<text:tab/>3</text:span></text:a></text:p>
          <text:p text:style-name="P9"><text:a xlink:type="simple" xlink:href="#__RefHeading__2588_1899015507" text:style-name="Index_20_Link" text:visited-style-name="Index_20_Link"><text:span text:style-name="T4">EVALUACIÓN<text:tab/>3</text:span></text:a></text:p>
          <text:p text:style-name="P10"><text:a xlink:type="simple" xlink:href="#__RefHeading__2698_1899015507" text:style-name="Index_20_Link" text:visited-style-name="Index_20_Link"><text:span text:style-name="T4">Los criterios de evaluación del proyecto son los siguientes:<text:tab/>3</text:span></text:a></text:p>
          <text:p text:style-name="P10"><text:a xlink:type="simple" xlink:href="#__RefHeading__2592_1899015507" text:style-name="Index_20_Link" text:visited-style-name="Index_20_Link"><text:span text:style-name="T4">Algunas fechas que se deben tener en cuenta:<text:tab/>4</text:span></text:a></text:p>
        </text:index-body>
      </text:table-of-content>
      <text:p text:style-name="P4"/>
      <text:p text:style-name="P4"/>
      <text:h text:style-name="Heading_20_1" text:outline-level="1"><text:bookmark-start text:name="__RefHeading__2560_1899015507"/>INTRODUCCIÓN<text:bookmark-end text:name="__RefHeading__2560_1899015507"/></text:h>
      <text:p text:style-name="P6">El módulo profesional de “Proyecto de Desarrollo de Aplicaciones Multiplataforma” tiene un carácter muy especial, puesto que se trata de un colofón al resto de módulos, donde se aúnan los conocimientos, destrezas y capacidades adquiridas a lo largo del ciclo formativo. </text:p>
      <text:p text:style-name="P6">El proyecto tratará sobre:</text:p>
      <text:list xml:id="list997353525" text:style-name="L1">
        <text:list-item>
          <text:p text:style-name="P11">El desarrollo de una aplicación multiplataforma de tipo empresarial, una App orientada a dispositivos móviles, aplicaciones multimedia, juegos.</text:p>
        </text:list-item>
        <text:list-item>
          <text:p text:style-name="P11">Un proyecto de investigación sobre tecnologías novedosas en el sector.</text:p>
        </text:list-item>
      </text:list>
      <text:p text:style-name="P6">Para desarrollar el proyecto, el/la alumno/a deberá elaborar una documentación y realizar la defensa del proyecto ante el equipo educativo correspondiente.</text:p>
      <text:p text:style-name="P6"/>
      <text:h text:style-name="Heading_20_1" text:outline-level="1"><text:bookmark-start text:name="__RefHeading__2562_1899015507"/>DOCUMENTACIÓN A ENTREGAR<text:bookmark-end text:name="__RefHeading__2562_1899015507"/></text:h>
      <text:p text:style-name="P6">La documentación deberá incluir los distintos temas, apartados y subapartados que se crean oportunos para una estructuración clara y correcta de la información, así como el código fuente de la aplicación generada. Entre ellos, como mínimo, se incluirán estos puntos:</text:p>
      <text:h text:style-name="Heading_20_2" text:outline-level="2"><text:bookmark-start text:name="__RefHeading__2564_1899015507"/>1.- Introducción.<text:bookmark-end text:name="__RefHeading__2564_1899015507"/></text:h>
      <text:list xml:id="list1051693818" text:style-name="L2">
        <text:list-item>
          <text:p text:style-name="P16">Breve descripción de la aplicación a desarrollar indicando su finalidad y objetivos, requisitos y restricciones. </text:p>
        </text:list-item>
      </text:list>
      <text:h text:style-name="Heading_20_2" text:outline-level="2"><text:bookmark-start text:name="__RefHeading__2566_1899015507"/>2.- Análisis del entorno.<text:bookmark-end text:name="__RefHeading__2566_1899015507"/></text:h>
      <text:list xml:id="list911858516" text:style-name="L3">
        <text:list-item>
          <text:p text:style-name="P17">Descripción de las oportunidades de negocio.</text:p>
        </text:list-item>
        <text:list-item>
          <text:p text:style-name="P17">Obligaciones fiscales, laborales y de prevención de riesgos del proyecto.</text:p>
        </text:list-item>
        <text:list-item>
          <text:p text:style-name="P17">Posibles ayudas o subvenciones para el desarrollo del proyecto.</text:p>
        </text:list-item>
      </text:list>
      <text:h text:style-name="Heading_20_2" text:outline-level="2"><text:bookmark-start text:name="__RefHeading__2568_1899015507"/>3.- Análisis del sistema actual. <text:bookmark-end text:name="__RefHeading__2568_1899015507"/></text:h>
      <text:p text:style-name="P1">(En caso de ser una aplicación que se integrará o complementará a aplicaciones ya existentes)</text:p>
      <text:list xml:id="list274492708" text:style-name="L4">
        <text:list-item>
          <text:p text:style-name="P18">Breve descripción del funcionamiento y de los problemas que acarrea a la empresa o cliente la aplicación actual y las necesidades que presenta.</text:p>
        </text:list-item>
      </text:list>
      <text:h text:style-name="Heading_20_2" text:outline-level="2"><text:bookmark-start text:name="__RefHeading__2570_1899015507"/><text:soft-page-break/>4.- Solución propuesta. <text:bookmark-end text:name="__RefHeading__2570_1899015507"/></text:h>
      <text:list xml:id="list477781863" text:style-name="L5">
        <text:list-item>
          <text:p text:style-name="P19">Diferentes tecnologías existentes para el desarrollo y puesta a punto de la aplicación que se desarrollará.</text:p>
        </text:list-item>
        <text:list-item>
          <text:p text:style-name="P19">Estudio económico. Valoración de presupuestos. </text:p>
        </text:list-item>
        <text:list-item>
          <text:p text:style-name="P19">Elección y justificación de las tecnologías seleccionadas.</text:p>
        </text:list-item>
        <text:list-item>
          <text:p text:style-name="P19">Recursos humanos y materiales necesarios para desarrollar el proyecto.</text:p>
        </text:list-item>
      </text:list>
      <text:h text:style-name="Heading_20_2" text:outline-level="2"><text:bookmark-start text:name="__RefHeading__2572_1899015507"/>5.- Planificación temporal del desarrollo del proyecto.<text:bookmark-end text:name="__RefHeading__2572_1899015507"/></text:h>
      <text:list xml:id="list57310023" text:style-name="L6">
        <text:list-item>
          <text:p text:style-name="P20">Análisis de los problemas de las aplicaciones actuales.</text:p>
        </text:list-item>
        <text:list-item>
          <text:p text:style-name="P20">Entrevistas con el cliente para obtener las especificaciones del proyecto.</text:p>
        </text:list-item>
        <text:list-item>
          <text:p text:style-name="P20">Diseño de la solución a adoptar.</text:p>
        </text:list-item>
        <text:list-item>
          <text:p text:style-name="P20">Redacción de los presupuestos.</text:p>
        </text:list-item>
        <text:list-item>
          <text:p text:style-name="P20">Adquisición del software y hardware.</text:p>
        </text:list-item>
        <text:list-item>
          <text:p text:style-name="P20">Desarrollo de la aplicación.</text:p>
        </text:list-item>
        <text:list-item>
          <text:p text:style-name="P20">Puesta a punto de la aplicación.</text:p>
        </text:list-item>
        <text:list-item>
          <text:p text:style-name="P20">Fase de pruebas.</text:p>
        </text:list-item>
        <text:list-item>
          <text:p text:style-name="P20">Formación de los usuarios finales.</text:p>
        </text:list-item>
        <text:list-item>
          <text:p text:style-name="P20">Lista de modificaciones o ampliaciones futuras que se podrían aplicar a la aplicación proyectada.</text:p>
        </text:list-item>
        <text:list-item>
          <text:p text:style-name="P20">Plan de mantenimiento de la aplicación.</text:p>
        </text:list-item>
      </text:list>
      <text:h text:style-name="Heading_20_2" text:outline-level="2"><text:bookmark-start text:name="__RefHeading__2574_1899015507"/>6.- Estudio de la viabilidad del proyecto.<text:bookmark-end text:name="__RefHeading__2574_1899015507"/></text:h>
      <text:p text:style-name="P7">Ej: <text:a xlink:type="simple" xlink:href="http://www.emanises.es/empresarialPublic/dms/documentos/gestion/fondo/negocio/Plan-Viabilidad/Guia">http://www.emanises.es/empresarialPublic/dms/documentos/gestion/fondo/negocio/Plan-Viabilidad/Guia</text:a> o <text:a xlink:type="simple" xlink:href="http://www.infoautonomos.com/utilidades/plantillas/viabilidad-de-proyectos/">http://www.infoautonomos.com/utilidades/plantillas/viabilidad-de-proyectos/</text:a></text:p>
      <text:h text:style-name="Heading_20_2" text:outline-level="2"><text:bookmark-start text:name="__RefHeading__2576_1899015507"/>7.- Documentación del diseño e implementación de la solución adoptada. <text:bookmark-end text:name="__RefHeading__2576_1899015507"/></text:h>
      <text:p text:style-name="P1">Incluir, entre otros, los siguientes puntos:</text:p>
      <text:list xml:id="list166877412" text:style-name="L7">
        <text:list-item>
          <text:p text:style-name="P21">Prototipo de la aplicación. Diseño de interfaces.</text:p>
        </text:list-item>
        <text:list-item>
          <text:p text:style-name="P21">Diseño lógico de la aplicación a desarrollar, diagramación UML o de Flujo de datos.</text:p>
        </text:list-item>
        <text:list-item>
          <text:p text:style-name="P21">Descripción modular del software a desarrollar, si procede.</text:p>
        </text:list-item>
        <text:list-item>
          <text:p text:style-name="P21">Diseño de la/s bases de datos, con sus diagramas correspondientes.</text:p>
        </text:list-item>
        <text:list-item>
          <text:p text:style-name="P21">Otras estructuras de datos que se utilizan en la aplicación.</text:p>
        </text:list-item>
        <text:list-item>
          <text:p text:style-name="P21">Estudio de la seguridad de la aplicación.</text:p>
        </text:list-item>
        <text:list-item>
          <text:p text:style-name="P21">… etc ….</text:p>
        </text:list-item>
      </text:list>
      <text:h text:style-name="Heading_20_2" text:outline-level="2"><text:bookmark-start text:name="__RefHeading__2578_1899015507"/>8.- Código fuente, documentado.<text:bookmark-end text:name="__RefHeading__2578_1899015507"/></text:h>
      <text:p text:style-name="P3"/>
      <text:h text:style-name="Heading_20_2" text:outline-level="2"><text:bookmark-start text:name="__RefHeading__2580_1899015507"/>9.- Manual de configuración y funcionamiento de la aplicación.<text:bookmark-end text:name="__RefHeading__2580_1899015507"/></text:h>
      <text:p text:style-name="P3"/>
      <text:h text:style-name="Heading_20_2" text:outline-level="2"><text:bookmark-start text:name="__RefHeading__2582_1899015507"/>10. Manual de usuario.<text:bookmark-end text:name="__RefHeading__2582_1899015507"/></text:h>
      <text:p text:style-name="P1"/>
      <text:h text:style-name="Heading_20_2" text:outline-level="2"><text:bookmark-start text:name="__RefHeading__2584_1899015507"/>11.- Plan de Formación a los Usuarios de la Aplicación.<text:bookmark-end text:name="__RefHeading__2584_1899015507"/></text:h>
      <text:p text:style-name="P1">Si procede, con la bibliografía que se utilizaría para ello (ya sea en papel, páginas web, o ebooks). Este plan de formación contendrá:</text:p>
      <text:list xml:id="list456009322" text:style-name="L8">
        <text:list-item>
          <text:p text:style-name="P22">Contenidos a tratar.</text:p>
        </text:list-item>
        <text:list-item>
          <text:p text:style-name="P22">Tiempo estimado de impartición de cada contenido.</text:p>
        </text:list-item>
        <text:list-item>
          <text:p text:style-name="P22">Bibliografía utilizada para cada contenido.</text:p>
        </text:list-item>
      </text:list>
      <text:h text:style-name="Heading_20_2" text:outline-level="2"><text:bookmark-start text:name="__RefHeading__2586_1899015507"/>12.- <text:s/>Bibliografía y fuentes de información.<text:bookmark-end text:name="__RefHeading__2586_1899015507"/></text:h>
      <text:list xml:id="list678118491" text:style-name="L9">
        <text:list-item>
          <text:p text:style-name="P23">Se incluirían datos del material bibliográfico consultado, tanto de libros como de páginas web consultadas. </text:p>
        </text:list-item>
        <text:list-item>
          <text:p text:style-name="P23">Si son documentos en formato electrónico descargados de Internet, rogamos que se incluyan junto al proyecto.</text:p>
        </text:list-item>
      </text:list>
      <text:p text:style-name="P1"/>
      <text:p text:style-name="P1"><text:span text:style-name="T2">NOTA</text:span>. La documentación escrita es el reflejo del trabajo desarrollado y, por tanto, hay que cuidar mucho <text:soft-page-break/>su redacción, revisándola a fondo para eliminar todos los errores ortográficos, sintácticos y de expresión.</text:p>
      <text:p text:style-name="P6"/>
      <text:h text:style-name="Heading_20_1" text:outline-level="1"><text:bookmark-start text:name="__RefHeading__2588_1899015507"/>EVALUACIÓN<text:bookmark-end text:name="__RefHeading__2588_1899015507"/></text:h>
      <text:list xml:id="list1670576730" text:style-name="L10">
        <text:list-item>
          <text:p text:style-name="P12">La evaluación de este módulo se calificará de forma numérica de 1 a 10.</text:p>
        </text:list-item>
        <text:list-item>
          <text:p text:style-name="P12">El alumno/a deberá entregar toda la documentación en formato electrónico y, opcionalmente, impresa y encuadernada.</text:p>
        </text:list-item>
        <text:list-item>
          <text:p text:style-name="P12">El alumno/a deberá realizar una breve exposición y/o defensa de su proyecto, para lo cuál podrá utilizar cualquier aplicación de creación de presentaciones, y posteriormente hará una breve demostración del funcionamiento de su aplicación.</text:p>
        </text:list-item>
        <text:list-item>
          <text:p text:style-name="P12">El alumno/a deberá responder adecuadamente, durante la defensa del proyecto, a las cuestiones formuladas por el profesorado o tutor/a docente.</text:p>
        </text:list-item>
      </text:list>
      <text:list xml:id="list1758489111" text:style-name="L11">
        <text:list-item>
          <text:p text:style-name="P13">La documentación deberá contener:</text:p>
        </text:list-item>
      </text:list>
      <text:list xml:id="list1141127549" text:style-name="L12">
        <text:list-item>
          <text:p text:style-name="P24">Portada en la que aparezca: Título del proyecto, nombre del autor/a, Año académico, Ciclo y Centro.</text:p>
        </text:list-item>
      </text:list>
      <text:list xml:id="list1513510469" text:continue-list="list1758489111" text:style-name="L11">
        <text:list-item>
          <text:p text:style-name="P13">El documento estará correctamente elaborado teniendo en cuenta entre otros aspectos:</text:p>
        </text:list-item>
      </text:list>
      <text:list xml:id="list1191951981" text:style-name="L13">
        <text:list-item>
          <text:p text:style-name="P25">Índice paginado.</text:p>
        </text:list-item>
        <text:list-item>
          <text:p text:style-name="P25">Uso de títulos y subtítulos.</text:p>
        </text:list-item>
        <text:list-item>
          <text:p text:style-name="P25">Coherencia en la estructura.</text:p>
        </text:list-item>
        <text:list-item>
          <text:p text:style-name="P25">Justificado de los párrafos.</text:p>
        </text:list-item>
        <text:list-item>
          <text:p text:style-name="P25">Numeración de páginas correcta y coincidente con la indicada en el índice.</text:p>
        </text:list-item>
        <text:list-item>
          <text:p text:style-name="P25">Ausencia de faltas de ortografía.</text:p>
        </text:list-item>
        <text:list-item>
          <text:p text:style-name="P25">Imágenes insertadas adecuadamente en el texto, etc.</text:p>
        </text:list-item>
      </text:list>
      <text:p text:style-name="P1"><text:span text:style-name="T2">NOTA</text:span>. <text:s/>Un documento mal elaborado restará nota, ya que uno de los objetivos que debe alcanzar es elaborar una buena documentación de los procesos realizados.</text:p>
      <text:h text:style-name="P27" text:outline-level="2"><text:bookmark-start text:name="__RefHeading__2698_1899015507"/>Los criterios de evaluación del proyecto son los siguientes:<text:bookmark-end text:name="__RefHeading__2698_1899015507"/></text:h>
      <text:list xml:id="list334696795" text:style-name="L14">
        <text:list-item>
          <text:p text:style-name="P14"><text:span text:style-name="T3">Exposición (40%)</text:span>:</text:p>
        </text:list-item>
      </text:list>
      <text:list xml:id="list1763939191" text:style-name="L15">
        <text:list-item>
          <text:p text:style-name="P15">Demostración Práctica 10%</text:p>
        </text:list-item>
        <text:list-item>
          <text:p text:style-name="P15">Claridad Exposición 10%</text:p>
        </text:list-item>
        <text:list-item>
          <text:p text:style-name="P15">Atención a dudas 10%</text:p>
        </text:list-item>
        <text:list-item>
          <text:p text:style-name="P15">Material apoyo presentación 10%</text:p>
        </text:list-item>
      </text:list>
      <text:list xml:id="list1600454759" text:continue-list="list334696795" text:style-name="L14">
        <text:list-item>
          <text:p text:style-name="P14"><text:span text:style-name="T3">Documentación del proyecto (60%)</text:span> 20 páginas <text:s/>mínimo.</text:p>
        </text:list-item>
      </text:list>
      <text:list xml:id="list392328419" text:style-name="L16">
        <text:list-item>
          <text:p text:style-name="P26">Contenido 20%</text:p>
        </text:list-item>
        <text:list-item>
          <text:p text:style-name="P26">Aplicación práctica, ejemplos de uso 20%</text:p>
        </text:list-item>
        <text:list-item>
          <text:p text:style-name="P26">Calidad presentación (índice, formato, bibliografía referencias) 10%</text:p>
        </text:list-item>
        <text:list-item>
          <text:p text:style-name="P26">Extensión o profundidad conceptos 10%</text:p>
        </text:list-item>
      </text:list>
      <text:p text:style-name="P6"/>
      <text:h text:style-name="P27" text:outline-level="2"><text:bookmark-start text:name="__RefHeading__2592_1899015507"/>Algunas fechas que se deben tener en cuenta:<text:bookmark-end text:name="__RefHeading__2592_1899015507"/></text:h>
      <text:p text:style-name="P1"><text:span text:style-name="T3">Fecha tope de entrega 9 de junio de 2014 hasta las 23:55 horas</text:span>.</text:p>
      <text:p text:style-name="P1">A partir del 10 de junio, comenzarán las revisiones finales para dar el visto bueno a los proyectos antes de su exposición. </text:p>
      <text:p text:style-name="P2">Exposiciones entre el 19 y el 25 de junio d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Charter2" svg:font-family="'Bitstream Charter'" style:font-family-generic="roman" style:font-pitch="variable"/>
    <style:font-face style:name="Bitstream Charter" svg:font-family="'Bitstream Charter'" style:font-adornments="Negrita" style:font-family-generic="roman" style:font-pitch="variable"/>
    <style:font-face style:name="Bitstream Charter1" svg:font-family="'Bitstream Charter'"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background-color="#e6e6e6" style:shadow="none">
        <style:background-image/>
      </style:paragraph-properties>
      <style:text-properties fo:color="#0084d1" style:font-name="Bitstream Charter"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1.251cm" fo:margin-right="0.199cm" fo:margin-top="0cm" fo:margin-bottom="0cm" fo:text-indent="0cm" style:auto-text-indent="false" fo:background-color="transparent" fo:padding="0.049cm" fo:border-left="none" fo:border-right="none" fo:border-top="none" fo:border-bottom="0.31pt solid #0084d1" style:shadow="none">
        <style:background-image/>
      </style:paragraph-properties>
      <style:text-properties style:font-name="Bitstream Charter1" fo:font-size="10.5pt" fo:font-style="normal" fo:font-weight="normal"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9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01cm" style:type="center"/>
          <style:tab-stop style:position="17.403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text-properties fo:color="#c0c0c0" style:font-name="Bitstream Charter2" fo:font-size="9pt" style:font-size-asian="9pt" style:font-size-complex="9pt"/>
    </style:style>
    <style:style style:name="Mgr1" style:family="graphic">
      <style:graphic-properties svg:stroke-color="#c0c0c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1.6cm" fo:margin-top="1.6cm" fo:margin-bottom="1.6cm" fo:margin-left="1.6cm" fo:margin-right="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 draw:style-name="Mgr1" draw:text-style-name="MP1" svg:x1="16.208cm" svg:y1="0.081cm" svg:x2="17.746cm" svg:y2="0.081cm"><text:p/></draw:line><text:tab/><text:tab/><text:span text:style-name="MT1">Pág.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gye </meta:initial-creator>
    <meta:creation-date>2014-03-28T12:50:09</meta:creation-date>
    <dc:date>2014-03-28T13:35:14</dc:date>
    <dc:creator>margye </dc:creator>
    <meta:editing-duration>PT14M41S</meta:editing-duration>
    <meta:editing-cycles>5</meta:editing-cycles>
    <meta:generator>LibreOffice/3.5$Linux_X86_64 LibreOffice_project/350m1$Build-2</meta:generator>
    <meta:document-statistic meta:table-count="0" meta:image-count="0" meta:object-count="0" meta:page-count="3" meta:paragraph-count="108" meta:word-count="1033" meta:character-count="6711" meta:non-whitespace-character-count="5825"/>
  </office:meta>
</office:document-meta>
</file>